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ccountLockedOutException.AccountLockedOu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LockedOutException.AccountLockedOutException( String s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ountLockedOutException.AccountLockedOutException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